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paragraph-properties fo:padding="0.074cm" fo:border-left="none" fo:border-right="none" fo:border-top="none" fo:border-bottom="0.035cm solid #000000" style:join-border="false"/>
    </style:style>
    <style:style style:name="P7" style:family="paragraph" style:parent-style-name="Standard">
      <style:paragraph-properties fo:padding="0.074cm" fo:border-left="none" fo:border-right="none" fo:border-top="none" fo:border-bottom="0.035cm solid #000000" style:join-border="false"/>
      <style:text-properties fo:font-weight="normal" style:font-weight-asian="normal" style:font-weight-complex="normal"/>
    </style:style>
    <style:style style:name="P8" style:family="paragraph" style:parent-style-name="Standard">
      <style:paragraph-properties fo:padding="0.074cm" fo:border-left="none" fo:border-right="none" fo:border-top="none" fo:border-bottom="0.035cm solid #000000" style:join-border="false"/>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PAD PAGE 1</text:p>
      <text:p text:style-name="Standard"/>
      <text:p text:style-name="Standard"/>
      <text:p text:style-name="Standard">First page: </text:p>
      <text:p text:style-name="Standard"/>
      <text:p text:style-name="Standard"/>
      <text:p text:style-name="Standard">WELCOME TO INTERACTIVE MEDIA DESIGN COURSE!</text:p>
      <text:p text:style-name="Standard"/>
      <text:p text:style-name="Standard"/>
      <text:p text:style-name="Standard">Welcome to Algonquin college. A place were we truly believe in community and acceptance. We believe in providing the best education to the best of our ability in order to set our students up for success. If your looking to start putting yourself out there and your <text:s/>creativity This course is for you . Media design is a program where you can explore you options and understand the true aspects of what its like to be in a collaborate, fun, creative <text:s/>learning enviornment. </text:p>
      <text:p text:style-name="Standard"/>
      <text:p text:style-name="P6"/>
      <text:p text:style-name="Standard"/>
      <text:p text:style-name="Standard">Text Under the photos </text:p>
      <text:p text:style-name="Standard">PHOTOGRAPHYYou will need a DSLR camera with a video setting. You will learn about adjusting apature</text:p>
      <text:p text:style-name="Standard"/>
      <text:p text:style-name="Standard">GRAPHIC DESIGNWithin this course you will learn how to use photoshop and illustrator learn how to make logos and animations</text:p>
      <text:p text:style-name="Standard"/>
      <text:p text:style-name="Standard">WEB DEVELOPMENT You will learn how to use Github and learn how to code using bootstrap</text:p>
      <text:p text:style-name="Standard"/>
      <text:p text:style-name="Standard">VIDEOGRAPHYWithin this course you will learn how to use Adobe After Affects and Premier Pro</text:p>
      <text:p text:style-name="Standard"/>
      <text:p text:style-name="Standard">PROJECT MANAGMENTThis course is going to teach you how to be a leader and the steps to run an efficent project creating a budget plan, and the steps to a proper business plan. </text:p>
      <text:p text:style-name="Standard"/>
      <text:p text:style-name="Standard">UX DESIGNIn this course you will learn how to visually design websites using color , typography and in vision.</text:p>
      <text:p text:style-name="P6"/>
      <text:p text:style-name="Standard"/>
      <text:p text:style-name="Standard">Compulsory Ancillary Fees:Student Activity: $ 217.37 Sports: $ 72.63 Technology: $ 159.62 Transcript: $ 20.00 Health Services: $ 20.00 Student Experience: $ 18.00 Health Plan: $ 149.66 * U-Pass: $ 404.92 * U-Pass Admin: $ 3.42 *</text:p>
      <text:p text:style-name="Standard"><text:soft-page-break/>IPAD PAGE 2</text:p>
      <text:p text:style-name="Standard"/>
      <text:p text:style-name="Standard">Second Page:</text:p>
      <text:p text:style-name="Standard"/>
      <text:p text:style-name="Standard">INTERACTIVE MEDIA DESIGN COURSE OVERVIEW!</text:p>
      <text:p text:style-name="Standard"/>
      <text:p text:style-name="Standard">Learn what this course is all about!.</text:p>
      <text:p text:style-name="P6"/>
      <text:p text:style-name="Standard"/>
      <text:p text:style-name="Standard">INTERACTIVE MEDIA DESIGN OVERVIEW</text:p>
      <text:p text:style-name="Standard"/>
      <text:p text:style-name="Standard">Being a student within this course you will learn a wide range of virious softwares within Adobe illustrator. You will learn many different skill sets along with that. As a <text:s/>interactive media designer you will learn to <text:s/>create different graphics and animations using the Adobe illustrator software. within the Interactive program you learn how to create your own Interactive site using Brackets, Atom and Github. Taking this course you will recieve a diploma. The Interative Media Design is a total of two years. If you take this course you will recieve all of the tools you will learn all the tools you need to become a professional graphic designer.</text:p>
      <text:p text:style-name="Standard"/>
      <text:p text:style-name="P1">Bring your own device.</text:p>
      <text:p text:style-name="P1"/>
      <text:p text:style-name="P2">Students are required to bring their own decvice to every course to store all their files. It is highly reccomened that you use a macbook pro as it has a lot of storage for large files within the Adobe Creative Cloud softwares. Having your own laptop also ensures that students always have instant access to a computer during <text:s/>class time. <text:s/></text:p>
      <text:p text:style-name="P7"/>
      <text:p text:style-name="P2"/>
      <text:p text:style-name="P2">Adobe Creative Cloud </text:p>
      <text:p text:style-name="P2"/>
      <text:p text:style-name="P2">Adobe Creative Cloud gives you access to all the different softwares to become a professional graphic designer!. It is simple and easy to download, All you have to do it create an account and you can get the code to start using it now!. Click Here &gt;&g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PAD <text:s/>PAGE 3</text:p>
      <text:p text:style-name="P2"/>
      <text:p text:style-name="P2">INTERACTIVE MEDIA DESIGN COURSE COURSE!</text:p>
      <text:p text:style-name="P2"/>
      <text:p text:style-name="P2">If you love design ! this is the place for you !</text:p>
      <text:p text:style-name="P2"/>
      <text:p text:style-name="P2">________________</text:p>
      <text:p text:style-name="P2"/>
      <text:p text:style-name="P2">Courses in Level 1 </text:p>
      <text:p text:style-name="P2"/>
      <text:p text:style-name="P2">MAD8010 Digital Citizenship<text:tab/>45.0MTM6100 Introduction to DSLR<text:tab/>60.0MTM6130 Responsive Web Design<text:tab/>60.0MTM6160 Digital Graphics<text:tab/>60.0MTM6161 Design Foundations<text:tab/>60.0</text:p>
      <text:p text:style-name="P2"/>
      <text:p text:style-name="P2">Course level 2 </text:p>
      <text:p text:style-name="P2"/>
      <text:p text:style-name="P2">ENL1813M Communications I<text:tab/>45.0MTM6200 Video Foundations<text:tab/>90.0MTM6230 Client-Side Web Development<text:tab/>60.0MTM6231 Content Management Systems I<text:tab/>45.0MTM6260 User Experience Design<text:tab/>60.0</text:p>
      <text:p text:style-name="P2"/>
      <text:p text:style-name="P2">Courses in level 3</text:p>
      <text:p text:style-name="P2"/>
      <text:p text:style-name="P2">MTM6300 Motion Graphics<text:tab/>45.0MTM6330 Web Production<text:tab/>45.0MTM6331 Server-Side Web Development<text:tab/>60.0MTM6360 Applied Projects I<text:tab/>90.0MTM6361 Project Management Skills<text:tab/>45.0</text:p>
      <text:p text:style-name="P7"/>
      <text:p text:style-name="P2"/>
      <text:p text:style-name="P2">JOIN US NOW TO CHOOSE YOUR FIELD </text:p>
      <text:p text:style-name="P2"/>
      <text:p text:style-name="P2">REGISTER <text:s/> <text:s text:c="6"/></text:p>
      <text:p text:style-name="P2">HER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PAD PAGE 4: </text:p>
      <text:p text:style-name="P2"/>
      <text:p text:style-name="P2">INTERACTIVE MEDIA DESIGN COURSE PROFESSORS IN IMD!</text:p>
      <text:p text:style-name="P2"/>
      <text:p text:style-name="P2">KATIE TREMBLAY - PROJECT MANAGEMENT</text:p>
      <text:p text:style-name="P2">CONTACT INFORMATION!</text:p>
      <text:p text:style-name="P2">Send Message </text:p>
      <text:p text:style-name="P2"/>
      <text:p text:style-name="P2">ROBERT MCKENNEY - WEB DEVELOPMENT</text:p>
      <text:p text:style-name="P2">CONTACT INFORMATION!</text:p>
      <text:p text:style-name="P2">Send Message </text:p>
      <text:p text:style-name="P2"/>
      <text:p text:style-name="P2">MICHEAL ALAN EISENBRAUN </text:p>
      <text:p text:style-name="P2">CONTACT INFORMATION!</text:p>
      <text:p text:style-name="P2">Send Message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DESKTOP PAGE 1: </text:p>
      <text:p text:style-name="P2"/>
      <text:p text:style-name="P2">Welcome to the Interactve Media Design Program </text:p>
      <text:p text:style-name="P2"/>
      <text:p text:style-name="P2">Our Program</text:p>
      <text:p text:style-name="P2"/>
      <text:p text:style-name="P2">Credential: Ontario College DiplomaDuration: 2 YearsArea Of Interest: Arts and DesignProgram Code: 6149X01FWOAcademic Year: 2017/2018Campus: Ottawa</text:p>
      <text:p text:style-name="P2"/>
      <text:p text:style-name="P2">Discover More</text:p>
      <text:p text:style-name="P7"/>
      <text:p text:style-name="P2"/>
      <text:p text:style-name="P2">Overview</text:p>
      <text:p text:style-name="P2"/>
      <text:p text:style-name="P2">Welcome to Algonquin college. A place were we truly believe in community and acceptance. We believe in providing the best education to the best of our ability in order to set our students up for success. If your looking to start putting yourself out there and your <text:s/>creativity This course is for you . Media design is a program where you can explore you options and understand the true aspects of what its like to be in a collaborate, fun, creative <text:s/>learning enviornment</text:p>
      <text:p text:style-name="P2"/>
      <text:p text:style-name="P2">__________________________</text:p>
      <text:p text:style-name="P2"/>
      <text:p text:style-name="P2">Join The Program Now</text:p>
      <text:p text:style-name="P2"/>
      <text:p text:style-name="P2">1385 Woodroffe Ave, Nepean, K2G 1V8Ottawa Ontair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DESKTOP PAGE 2 </text:p>
      <text:p text:style-name="P2"/>
      <text:p text:style-name="P2">Courses</text:p>
      <text:p text:style-name="P2"/>
      <text:p text:style-name="P2">Web Development</text:p>
      <text:p text:style-name="P2"><text:s/>You will learn how to use Github and learn how to code using bootstrap</text:p>
      <text:p text:style-name="P2"/>
      <text:p text:style-name="P2">Photography</text:p>
      <text:p text:style-name="P2"/>
      <text:p text:style-name="P2">You will need a DSLR camera with a video setting. You will learn about adjusting apature</text:p>
      <text:p text:style-name="P2"/>
      <text:p text:style-name="P2">UX Design </text:p>
      <text:p text:style-name="P2"/>
      <text:p text:style-name="P2">In this course you will learn how to visually design websites using color , typography and in vision. </text:p>
      <text:p text:style-name="P2"/>
      <text:p text:style-name="P2">Project Management</text:p>
      <text:p text:style-name="P2"/>
      <text:p text:style-name="P2">This course is going to teach you how to be a leader and the steps to run an efficent project creating a budget plan, and the steps to a proper business plan. </text:p>
      <text:p text:style-name="P7"/>
      <text:p text:style-name="P2"/>
      <text:p text:style-name="P2">Bring your Own Device</text:p>
      <text:p text:style-name="P2"/>
      <text:p text:style-name="P2"><text:s/>Students are required to bring their own decvice to every course to store all their files. It is highly reccomened that you use a macbook pro as it has a lot of storage for large files within the Adobe Creative Cloud softwares. Having your own laptop also ensures that students always have instant access to a computer during <text:s/>class time. </text:p>
      <text:p text:style-name="P2"/>
      <text:p text:style-name="P2">E- Text </text:p>
      <text:p text:style-name="P2"/>
      <text:p text:style-name="P7">Sign Up for Adobe Creative CLoud Here <text:s/>Click Here &gt;&g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DESKTOP PAGE 3 </text:p>
      <text:p text:style-name="P2"/>
      <text:p text:style-name="P2">Professors</text:p>
      <text:p text:style-name="P2"/>
      <text:p text:style-name="P2">KATIE TREMBLAY - PROJECT MANAGEMENT</text:p>
      <text:p text:style-name="P2"/>
      <text:p text:style-name="P2">Send the teacher a message</text:p>
      <text:p text:style-name="P2"/>
      <text:p text:style-name="P2">ROBERT MCKENNEY - WEB DEVELOPMENT</text:p>
      <text:p text:style-name="P2"/>
      <text:p text:style-name="P2">Send the teacher a message</text:p>
      <text:p text:style-name="P2"/>
      <text:p text:style-name="P2">MICHEAL ALAN EISENBRAUN</text:p>
      <text:p text:style-name="P2"/>
      <text:p text:style-name="P2">Send the teacher a messag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MOBILE PAGE 1</text:p>
      <text:p text:style-name="P2"/>
      <text:p text:style-name="P2">Welcome to the Interactve Media Design Program <text:s/></text:p>
      <text:p text:style-name="P2"/>
      <text:p text:style-name="P2">Our Program</text:p>
      <text:p text:style-name="P2"/>
      <text:p text:style-name="P2">Credential: Ontario College DiplomaDuration: 2 YearsArea Of Interest: Arts and DesignProgram Code: 6149X01FWOAcademic Year: 2017/2018Campus: Ottawa</text:p>
      <text:p text:style-name="P2"/>
      <text:p text:style-name="P7">Discover More</text:p>
      <text:p text:style-name="P2"/>
      <text:p text:style-name="P2">Overview</text:p>
      <text:p text:style-name="P2"/>
      <text:p text:style-name="P7">Being a student within this course you will learn a wide range of virious softwares within Adobe illustrator. You will learn many different skill sets along with that. As a <text:s/>interactive media designer you will learn to <text:s/>create different graphics and animations using the Adobe illustrator software. within the Interactive program you learn how to create your own Interactive site using Brackets, Atom and Github. Taking this course you will recieve a diploma. The Interative Media Design is a total of two years. If you take this course you will recieve all of the tools you will learn all the tools you need </text:p>
      <text:p text:style-name="P2"/>
      <text:p text:style-name="P2">FEES</text:p>
      <text:p text:style-name="P2"/>
      <text:p text:style-name="P7">Compulsory Ancillary Fees:Student Activity: $ 217.37 Sports: $ 72.63 Technology: $ 159.62 Transcript: $ 20.00 Health Services: $ 20.00 Student Experience: $ 18.00 Health Plan: $ 149.66 * U-Pass: $ 404.92 * U-Pass Admin: $ 3.42 *. </text:p>
      <text:p text:style-name="P2"/>
      <text:p text:style-name="P2">FIND US</text:p>
      <text:p text:style-name="P2"/>
      <text:p text:style-name="P2">1385 Woodroffe Ave, </text:p>
      <text:p text:style-name="P2">Nepean, K2G 1V8</text:p>
      <text:p text:style-name="P2"><text:s/>Ottawa Ontairo</text:p>
      <text:p text:style-name="P2"/>
      <text:p text:style-name="P2"/>
      <text:p text:style-name="P2"/>
      <text:p text:style-name="P2"/>
      <text:p text:style-name="P2"/>
      <text:p text:style-name="P2"/>
      <text:p text:style-name="P2"/>
      <text:p text:style-name="P2"><text:soft-page-break/>MOBILE PAGE 2: </text:p>
      <text:p text:style-name="P2"/>
      <text:p text:style-name="P2">Courses</text:p>
      <text:p text:style-name="P2"><text:span text:style-name="T1"/></text:p>
      <text:p text:style-name="P2"><text:span text:style-name="T1">Web Development</text:span></text:p>
      <text:p text:style-name="P4">You will learn how to use Github and learn how to code using bootstrap</text:p>
      <text:p text:style-name="P3">Photography</text:p>
      <text:p text:style-name="P3"><text:span text:style-name="T2">You will need a DSLR camera with a video setting. You will learn all the different tools on how to use a DSLR camera and the proper lighting. Aong with that you will learn how to use a professional software by Adobe Creative Cloud <text:s/>called photoshop. </text:span></text:p>
      <text:p text:style-name="P3">Graphic Design</text:p>
      <text:p text:style-name="P4">Within this course you will learn how to use photoshop and illustrator learn how to make logos and animations</text:p>
      <text:p text:style-name="P3">Videography</text:p>
      <text:p text:style-name="P8">Within this course you will learn how to use Adobe After Affects and Premier Pro</text:p>
      <text:p text:style-name="P4"/>
      <text:p text:style-name="P4">Bring your Own Device </text:p>
      <text:p text:style-name="P4"/>
      <text:p text:style-name="P4">Students are required to bring their own decvice to every course to store all their files. It is highly reccomened that you use a macbook pro as it has a lot of storage for large files within the Adobe Creative Cloud softwares. Having your own laptop also ensures that students always have instant access to a computer during <text:s/>class time.</text:p>
      <text:p text:style-name="P8"/>
      <text:p text:style-name="P4"/>
      <text:p text:style-name="P4">Adobe Creative Cloud</text:p>
      <text:p text:style-name="P4"/>
      <text:p text:style-name="P4">Adobe Creative Cloud gives you access to all the different softwares to become a professional graphic designer!. It is simple and easy to download, All you have to do it create an account and you can get the code to start using it now!. </text:p>
      <text:p text:style-name="P4"/>
      <text:p text:style-name="P4">Click Here &gt;&g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MOBILE PAGE 3: </text:p>
      <text:p text:style-name="P4"/>
      <text:p text:style-name="P5">Professors</text:p>
      <text:p text:style-name="P5"/>
      <text:p text:style-name="P2">KATIE TREMBLAY - PROJECT MANAGEMENT</text:p>
      <text:p text:style-name="P2"/>
      <text:p text:style-name="P2">Send the teacher a message</text:p>
      <text:p text:style-name="P2"/>
      <text:p text:style-name="P2">ROBERT MCKENNEY - WEB DEVELOPMENT</text:p>
      <text:p text:style-name="P2"/>
      <text:p text:style-name="P2">Send the teacher a message</text:p>
      <text:p text:style-name="P2"/>
      <text:p text:style-name="P2">MICHEAL ALAN EISENBRAUN</text:p>
      <text:p text:style-name="P2"/>
      <text:p text:style-name="P4">Send the teacher a message</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anna Brooks</meta:initial-creator>
    <meta:creation-date>2017-12-31T00:34:41</meta:creation-date>
    <meta:document-statistic meta:table-count="0" meta:image-count="0" meta:object-count="0" meta:page-count="10" meta:paragraph-count="114" meta:word-count="1419" meta:character-count="8424"/>
    <dc:date>2017-12-31T01:42:18</dc:date>
    <dc:creator>Brianna Brooks</dc:creator>
    <meta:editing-duration>PT4M36S</meta:editing-duration>
    <meta:editing-cycles>1</meta:editing-cycles>
    <meta:generator>OpenOffice/4.1.0$Unix OpenOffice.org_project/410m18$Build-9764</meta:generator>
  </office:meta>
</office:document-meta>
</file>